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tinus Serif" svg:font-family="'Libertinus Serif'"/>
    <style:font-face style:name="Lucida Sans" svg:font-family="'Lucida Sans'"/>
    <style:font-face style:name="Microsoft YaHei" svg:font-family="'Microsoft YaHei'"/>
    <style:font-face style:name="NSimSun" svg:font-family="NSimSun"/>
    <style:font-face style:name="OpenSymbol" svg:font-family="OpenSymbol" style:font-charset="x-symbol"/>
    <style:font-face style:name="Roboto" svg:font-family="Roboto"/>
    <style:font-face style:name="StarSymbol" svg:font-family="StarSymbol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margin-top="0cm" fo:margin-bottom="0.247cm" style:contextual-spacing="false" fo:line-height="114%" fo:padding="0cm" fo:border="none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Preformatted_20_Text">
      <loext:graphic-properties draw:fill="solid" draw:fill-color="#272822" draw:opacity="100%"/>
      <style:paragraph-properties fo:margin-top="0cm" fo:margin-bottom="0.499cm" style:contextual-spacing="false" fo:background-color="#272822" fo:padding="0cm" fo:border="none"/>
    </style:style>
    <style:style style:name="P5" style:family="paragraph" style:parent-style-name="Preformatted_20_Text">
      <loext:graphic-properties draw:fill="solid" draw:fill-color="#282c34" draw:opacity="100%"/>
      <style:paragraph-properties fo:margin-top="0cm" fo:margin-bottom="0.499cm" style:contextual-spacing="false" fo:background-color="#282c34" fo:padding="0cm" fo:border="non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Preformatted_20_Text">
      <loext:graphic-properties draw:fill="solid" draw:fill-color="#272822" draw:opacity="100%"/>
      <style:paragraph-properties fo:background-color="#272822" fo:padding="0cm" fo:border="none"/>
    </style:style>
    <style:style style:name="P8" style:family="paragraph" style:parent-style-name="Preformatted_20_Text">
      <loext:graphic-properties draw:fill="solid" draw:fill-color="#282c34" draw:opacity="100%"/>
      <style:paragraph-properties fo:background-color="#282c34" fo:padding="0cm" fo:border="none"/>
    </style:style>
    <style:style style:name="P9" style:family="paragraph" style:parent-style-name="Heading_20_2" style:list-style-name="WWNum4">
      <style:text-properties fo:font-variant="normal" fo:text-transform="none" fo:color="#5294e2" loext:opacity="100%" style:font-name="Roboto" fo:letter-spacing="normal" fo:font-style="normal" fo:font-weight="normal"/>
    </style:style>
    <style:style style:name="P10" style:family="paragraph" style:parent-style-name="Heading_20_3" style:list-style-name="WWNum2">
      <style:text-properties fo:font-variant="normal" fo:text-transform="none" fo:color="#5294e2" loext:opacity="100%" style:font-name="Roboto" fo:letter-spacing="normal" fo:font-style="normal" fo:font-weight="normal"/>
    </style:style>
    <style:style style:name="P11" style:family="paragraph" style:parent-style-name="Heading_20_3" style:list-style-name="WWNum3">
      <style:text-properties fo:font-variant="normal" fo:text-transform="none" fo:color="#5294e2" loext:opacity="100%" style:font-name="Roboto" fo:letter-spacing="normal" fo:font-style="normal" fo:font-weight="normal"/>
    </style:style>
    <style:style style:name="P12" style:family="paragraph" style:parent-style-name="Heading_20_3" style:list-style-name="WWNum1">
      <style:text-properties fo:font-variant="normal" fo:text-transform="none" fo:color="#5294e2" loext:opacity="100%" style:font-name="Roboto" fo:letter-spacing="normal" fo:font-style="normal" fo:font-weight="normal"/>
    </style:style>
    <style:style style:name="P13" style:family="paragraph" style:parent-style-name="Preformatted_20_Text">
      <style:text-properties style:font-name="Liberation Serif" fo:font-size="12pt"/>
    </style:style>
    <style:style style:name="P14" style:family="paragraph" style:parent-style-name="Preformatted_20_Text">
      <style:text-properties style:font-name="Liberation Serif" fo:font-size="12pt" fo:font-weight="bold"/>
    </style:style>
    <style:style style:name="P15" style:family="paragraph" style:parent-style-name="Preformatted_20_Text">
      <style:paragraph-properties fo:margin-top="0cm" fo:margin-bottom="0.499cm" style:contextual-spacing="false"/>
      <style:text-properties style:font-name="Liberation Serif" fo:font-size="12pt" fo:font-weight="bold"/>
    </style:style>
    <style:style style:name="P16" style:family="paragraph" style:parent-style-name="Preformatted_20_Text">
      <style:paragraph-properties fo:margin-top="0cm" fo:margin-bottom="0.499cm" style:contextual-spacing="false"/>
      <style:text-properties style:font-name="Liberation Serif" fo:font-size="12pt" fo:font-weight="normal"/>
    </style:style>
    <style:style style:name="P17" style:family="paragraph" style:parent-style-name="Preformatted_20_Text">
      <loext:graphic-properties draw:fill="solid" draw:fill-color="#272822" draw:opacity="100%"/>
      <style:paragraph-properties fo:margin-left="0cm" fo:margin-right="0cm" fo:text-indent="0cm" style:auto-text-indent="false" fo:background-color="#272822" fo:padding="0cm" fo:border="none"/>
      <style:text-properties fo:font-variant="normal" fo:text-transform="none" fo:color="#5c6370" loext:opacity="100%" style:font-name="Roboto" fo:font-size="10.5pt" fo:letter-spacing="normal" fo:font-style="italic" fo:font-weight="normal" fo:background-color="#282c34"/>
    </style:style>
    <style:style style:name="P18" style:family="paragraph" style:parent-style-name="Preformatted_20_Text">
      <loext:graphic-properties draw:fill="solid" draw:fill-color="#272822" draw:opacity="100%"/>
      <style:paragraph-properties fo:background-color="#272822" fo:padding="0cm" fo:border="none"/>
      <style:text-properties fo:font-variant="normal" fo:text-transform="none" fo:color="#5c6370" loext:opacity="100%" style:font-name="Roboto" fo:font-size="10.5pt" fo:letter-spacing="normal" fo:font-style="italic" fo:font-weight="normal" fo:background-color="#282c34"/>
    </style:style>
    <style:style style:name="P19" style:family="paragraph" style:parent-style-name="Preformatted_20_Text">
      <loext:graphic-properties draw:fill="solid" draw:fill-color="#272822" draw:opacity="100%"/>
      <style:paragraph-properties fo:margin-top="0cm" fo:margin-bottom="0.499cm" style:contextual-spacing="false" fo:background-color="#272822" fo:padding="0cm" fo:border="none"/>
      <style:text-properties fo:font-variant="normal" fo:text-transform="none" fo:color="#5c6370" loext:opacity="100%" style:font-name="Roboto" fo:font-size="10.5pt" fo:letter-spacing="normal" fo:font-style="italic" fo:font-weight="normal" fo:background-color="#282c34"/>
    </style:style>
    <style:style style:name="P20" style:family="paragraph" style:parent-style-name="Preformatted_20_Text">
      <loext:graphic-properties draw:fill="solid" draw:fill-color="#272822" draw:opacity="100%"/>
      <style:paragraph-properties fo:background-color="#272822" fo:padding="0cm" fo:border="none"/>
      <style:text-properties fo:font-variant="normal" fo:text-transform="none" fo:color="#abb2bf" loext:opacity="100%" style:font-name="Roboto" fo:font-size="10.5pt" fo:letter-spacing="normal" fo:font-style="normal" fo:font-weight="normal" fo:background-color="#282c34"/>
    </style:style>
    <style:style style:name="P21" style:family="paragraph" style:parent-style-name="Preformatted_20_Text">
      <loext:graphic-properties draw:fill="solid" draw:fill-color="#272822" draw:opacity="100%"/>
      <style:paragraph-properties fo:margin-top="0cm" fo:margin-bottom="0.499cm" style:contextual-spacing="false" fo:background-color="#272822" fo:padding="0cm" fo:border="none"/>
      <style:text-properties fo:font-variant="normal" fo:text-transform="none" fo:color="#abb2bf" loext:opacity="100%" style:font-name="Roboto" fo:font-size="10.5pt" fo:letter-spacing="normal" fo:font-style="normal" fo:font-weight="normal" fo:background-color="#282c34"/>
    </style:style>
    <style:style style:name="P22" style:family="paragraph" style:parent-style-name="Preformatted_20_Text">
      <loext:graphic-properties draw:fill="solid" draw:fill-color="#282c34" draw:opacity="100%"/>
      <style:paragraph-properties fo:margin-left="0cm" fo:margin-right="0cm" fo:text-indent="0cm" style:auto-text-indent="false" fo:background-color="#282c34" fo:padding="0cm" fo:border="none"/>
      <style:text-properties fo:font-variant="normal" fo:text-transform="none" fo:color="#abb2bf" loext:opacity="100%" fo:font-size="10.5pt" fo:letter-spacing="normal" fo:font-style="normal" fo:font-weight="normal" fo:background-color="#282c34"/>
    </style:style>
    <style:style style:name="P23" style:family="paragraph" style:parent-style-name="Preformatted_20_Text">
      <loext:graphic-properties draw:fill="solid" draw:fill-color="#282c34" draw:opacity="100%"/>
      <style:paragraph-properties fo:background-color="#282c34" fo:padding="0cm" fo:border="none"/>
      <style:text-properties fo:font-variant="normal" fo:text-transform="none" fo:color="#abb2bf" loext:opacity="100%" fo:font-size="10.5pt" fo:letter-spacing="normal" fo:font-style="normal" fo:font-weight="normal" fo:background-color="#282c34"/>
    </style:style>
    <style:style style:name="P24" style:family="paragraph" style:parent-style-name="Preformatted_20_Text">
      <loext:graphic-properties draw:fill="solid" draw:fill-color="#272822" draw:opacity="100%"/>
      <style:paragraph-properties fo:background-color="#272822" fo:padding="0cm" fo:border="none"/>
      <style:text-properties fo:font-variant="normal" fo:text-transform="none" fo:color="#e06c75" loext:opacity="100%" style:font-name="Roboto" fo:font-size="10.5pt" fo:letter-spacing="normal" fo:font-style="normal" fo:font-weight="normal" fo:background-color="#282c34"/>
    </style:style>
    <style:style style:name="P25" style:family="paragraph" style:parent-style-name="Text_20_body" style:master-page-name="MasterPage2">
      <style:paragraph-properties fo:text-align="center" style:justify-single-word="false" style:page-number="auto"/>
    </style:style>
    <style:style style:name="P26" style:family="paragraph" style:parent-style-name="Text_20_body">
      <style:paragraph-properties fo:text-align="center" style:justify-single-word="false"/>
      <style:text-properties fo:font-size="14pt" fo:font-weight="bold"/>
    </style:style>
    <style:style style:name="P27" style:family="paragraph" style:parent-style-name="Text_20_body">
      <style:paragraph-properties fo:text-align="start" style:justify-single-word="false"/>
      <style:text-properties fo:font-size="14pt" fo:font-weight="bold"/>
    </style:style>
    <style:style style:name="P28" style:family="paragraph" style:parent-style-name="Text_20_body">
      <style:text-properties fo:font-weight="bold"/>
    </style:style>
    <style:style style:name="P29" style:family="paragraph" style:parent-style-name="Text_20_body">
      <style:paragraph-properties fo:text-align="center" style:justify-single-word="false"/>
      <style:text-properties fo:font-weight="bold"/>
    </style:style>
    <style:style style:name="P30" style:family="paragraph" style:parent-style-name="Text_20_body">
      <style:paragraph-properties fo:line-height="103%"/>
      <style:text-properties fo:font-weight="bold"/>
    </style:style>
    <style:style style:name="P31" style:family="paragraph" style:parent-style-name="Text_20_body">
      <style:paragraph-properties fo:line-height="103%"/>
      <style:text-properties fo:font-weight="bold" officeooo:paragraph-rsid="0003d0da"/>
    </style:style>
    <style:style style:name="P32" style:family="paragraph" style:parent-style-name="Text_20_body">
      <style:text-properties fo:font-weight="normal"/>
    </style:style>
    <style:style style:name="P33" style:family="paragraph" style:parent-style-name="Text_20_body">
      <style:text-properties fo:font-size="6pt"/>
    </style:style>
    <style:style style:name="P34" style:family="paragraph" style:parent-style-name="Text_20_body">
      <style:text-properties style:font-name="Liberation Serif" fo:font-size="12pt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loext:opacity="100%" style:font-name="Roboto" fo:font-size="10.5pt" fo:letter-spacing="normal" fo:font-style="normal" fo:font-weight="normal"/>
    </style:style>
    <style:style style:name="T4" style:family="text">
      <style:text-properties fo:font-size="14pt" fo:font-weight="bold"/>
    </style:style>
    <style:style style:name="T5" style:family="text">
      <style:text-properties fo:font-size="12pt"/>
    </style:style>
    <style:style style:name="T6" style:family="text">
      <style:text-properties fo:font-size="12pt" fo:font-weight="normal"/>
    </style:style>
    <style:style style:name="T7" style:family="text">
      <style:text-properties fo:font-size="12pt" fo:font-weight="bold"/>
    </style:style>
    <style:style style:name="T8" style:family="text">
      <style:text-properties style:font-name="Liberation Serif" fo:font-size="12pt"/>
    </style:style>
    <style:style style:name="T9" style:family="text">
      <style:text-properties style:font-name="Liberation Serif" fo:font-size="12pt" fo:font-weight="bold"/>
    </style:style>
    <style:style style:name="T10" style:family="text">
      <style:text-properties style:font-name="Liberation Serif" fo:font-size="12pt" fo:font-weight="normal"/>
    </style:style>
    <style:style style:name="T11" style:family="text">
      <style:text-properties fo:font-weight="bold"/>
    </style:style>
    <style:style style:name="T12" style:family="text">
      <style:text-properties style:font-name="Libertinus Serif"/>
    </style:style>
    <style:style style:name="T13" style:family="text">
      <style:text-properties style:font-name="Libertinus Serif" fo:font-weight="bold"/>
    </style:style>
    <style:style style:name="T14" style:family="text">
      <style:text-properties style:font-name="Libertinus Serif" fo:font-weight="normal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style:font-name="Liberation Serif" fo:font-size="12pt"/>
    </style:style>
    <style:style style:name="T17" style:family="text">
      <style:text-properties fo:color="#000000" loext:opacity="100%" style:font-name="Liberation Serif" fo:font-size="12pt" fo:font-weight="bold"/>
    </style:style>
    <style:style style:name="T18" style:family="text">
      <style:text-properties fo:font-weight="normal"/>
    </style:style>
    <style:style style:name="T19" style:family="text">
      <style:text-properties fo:font-variant="normal" fo:text-transform="none" fo:color="#333333" loext:opacity="100%" style:font-name="Roboto" fo:font-size="10.5pt" fo:letter-spacing="normal" fo:font-style="normal" fo:font-weight="normal"/>
    </style:style>
    <style:style style:name="T20" style:family="text">
      <style:text-properties fo:font-variant="normal" fo:text-transform="none" fo:color="#333333" loext:opacity="100%" style:font-name="Roboto" fo:font-size="10.5pt" fo:letter-spacing="normal" fo:font-style="normal" fo:font-weight="normal" fo:background-color="#f5f5f5" loext:char-shading-value="0"/>
    </style:style>
    <style:style style:name="T21" style:family="text">
      <style:text-properties fo:font-variant="normal" fo:text-transform="none" fo:color="#abb2bf" loext:opacity="100%" style:font-name="Roboto" fo:font-size="10.5pt" fo:letter-spacing="normal" fo:font-style="normal" fo:font-weight="normal" fo:background-color="#282c34" loext:char-shading-value="0"/>
    </style:style>
    <style:style style:name="T22" style:family="text">
      <style:text-properties fo:font-variant="normal" fo:text-transform="none" fo:color="#abb2bf" loext:opacity="100%" fo:font-size="10.5pt" fo:letter-spacing="normal" fo:font-style="normal" fo:font-weight="normal" fo:background-color="#282c34" loext:char-shading-value="0"/>
    </style:style>
    <style:style style:name="T23" style:family="text">
      <style:text-properties fo:font-variant="normal" fo:text-transform="none" fo:color="#abb2bf" loext:opacity="100%" fo:letter-spacing="normal" fo:background-color="#282c34" loext:char-shading-value="0"/>
    </style:style>
    <style:style style:name="T24" style:family="text">
      <style:text-properties fo:font-variant="normal" fo:text-transform="none" fo:color="#e6c07b" loext:opacity="100%" style:font-name="Roboto" fo:font-size="10.5pt" fo:letter-spacing="normal" fo:font-style="normal" fo:font-weight="normal" fo:background-color="#282c34" loext:char-shading-value="0"/>
    </style:style>
    <style:style style:name="T25" style:family="text">
      <style:text-properties fo:font-variant="normal" fo:text-transform="none" fo:color="#c678dd" loext:opacity="100%" fo:font-size="10.5pt" fo:letter-spacing="normal" fo:font-style="normal" fo:font-weight="normal" fo:background-color="#282c34" loext:char-shading-value="0"/>
    </style:style>
    <style:style style:name="T26" style:family="text">
      <style:text-properties fo:font-variant="normal" fo:text-transform="none" fo:color="#d19a66" loext:opacity="100%" style:font-name="Roboto" fo:font-size="10.5pt" fo:letter-spacing="normal" fo:font-style="normal" fo:font-weight="normal" fo:background-color="#282c34" loext:char-shading-value="0"/>
    </style:style>
    <style:style style:name="T27" style:family="text">
      <style:text-properties fo:font-variant="normal" fo:text-transform="none" fo:color="#f92672" loext:opacity="100%" style:font-name="Roboto" fo:font-size="10.5pt" fo:letter-spacing="normal" fo:font-style="normal" fo:font-weight="normal" fo:background-color="#282c34" loext:char-shading-value="0"/>
    </style:style>
    <style:style style:name="T28" style:family="text">
      <style:text-properties fo:font-variant="normal" fo:text-transform="none" fo:color="#e6db74" loext:opacity="100%" style:font-name="Roboto" fo:font-size="10.5pt" fo:letter-spacing="normal" fo:font-style="normal" fo:font-weight="normal" fo:background-color="#282c34" loext:char-shading-value="0"/>
    </style:style>
    <style:style style:name="T29" style:family="text">
      <style:text-properties fo:font-variant="normal" fo:text-transform="none" fo:color="#a6e22e" loext:opacity="100%" style:font-name="Roboto" fo:font-size="10.5pt" fo:letter-spacing="normal" fo:font-style="normal" fo:font-weight="normal" fo:background-color="#282c34" loext:char-shading-value="0"/>
    </style:style>
    <style:style style:name="T30" style:family="text">
      <style:text-properties officeooo:rsid="0004bf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4">net usershare add --long Melodias ~/Música "Testando" "Everyone:F" guest_ok=nUSANDO SAMBA EM SEU GERENCIADOR DE ARQUIVOS</text:span></text:p>
      <text:p text:style-name="P26"/>
      <text:p text:style-name="P1"><text:span text:style-name="T6">Compartilhamento de </text:span><text:span text:style-name="T7">usuários</text:span><text:span text:style-name="T6"> é um recurso que oferece aos </text:span><text:span text:style-name="T7">usuários não root</text:span><text:span text:style-name="T6"> a capacidade de </text:span><text:span text:style-name="T7">adicionar, modificar e excluir</text:span><text:span text:style-name="T6"> suas próprias definições de compartilhamento de qualquer pasta dentro do seu diretório </text:span><text:span text:style-name="T7">HOME</text:span><text:span text:style-name="T6"> para os usuários, utilizando o gerenciador de arquivo, através de </text:span><text:span text:style-name="T7">extensões, </text:span><text:span text:style-name="T6">clicando com o botão direito do mouse sob o nome de uma pasta que deseja compartilha na rede.</text:span></text:p>
      <text:p text:style-name="P1"><text:span text:style-name="T6">Nemo - Cinnamon: <text:s text:c="13"/></text:span><text:span text:style-name="T9">$ </text:span><text:span text:style-name="T7">sudo pacman -S nemo-shares</text:span></text:p>
      <text:p text:style-name="P1"><text:span text:style-name="T6">Thunar - XFCE: <text:s text:c="18"/></text:span><text:span text:style-name="T9">$</text:span><text:span text:style-name="T5"> </text:span><text:span text:style-name="T7">sudo pacman -S thunar-shares</text:span></text:p>
      <text:p text:style-name="P1"><text:span text:style-name="T6">Dolphin - KDE/plasma: <text:s text:c="6"/></text:span><text:span text:style-name="T9">$ </text:span><text:span text:style-name="T7">sudo pacman -S kdenetwork-filesharing</text:span></text:p>
      <text:p text:style-name="P1"><text:span text:style-name="T6">Nautilus - Gnome/Budgie: <text:s text:c="2"/></text:span><text:span text:style-name="T9">$ </text:span><text:span text:style-name="T7">sudo pacman -S nautilus-share</text:span></text:p>
      <text:p text:style-name="P1"><text:span text:style-name="T6">Caja - MATE: <text:s text:c="22"/></text:span><text:span text:style-name="T9">$ </text:span><text:span text:style-name="T7">sudo pacman -S caja-share</text:span></text:p>
      <text:p text:style-name="P27">INSTALAÇÃO:</text:p>
      <text:p text:style-name="Text_20_body">Instale o samba e os aplicativos necessários:</text:p>
      <text:p text:style-name="Text_20_body"><text:span text:style-name="T9">$ </text:span><text:span text:style-name="T11">sudo pacman -S samba gvfs-smb –needed</text:span></text:p>
      <text:p text:style-name="Text_20_body">Pare os <text:s/>serviços samba <text:span text:style-name="T11">smb nmb</text:span> …</text:p>
      <text:p text:style-name="Text_20_body"><text:span text:style-name="T9">$ </text:span><text:span text:style-name="T11">systemctl stop samba smb nmb</text:span></text:p>
      <text:p text:style-name="P28">CONFIGURAÇÃO:</text:p>
      <text:p text:style-name="Text_20_body">Verifique se o arquivo <text:span text:style-name="T11">smb.conf</text:span> existe…</text:p>
      <text:p text:style-name="Text_20_body"><text:span text:style-name="T9">$ </text:span><text:span text:style-name="T11">ls /etc/samba</text:span></text:p>
      <text:p text:style-name="Text_20_body">Caso contrário, copie o arquivo exemplos/smb.conf de https://git.samba.org para smb.conf (esta correção também compartilha a solução de problemas da impressora)…</text:p>
      <text:p text:style-name="Text_20_body">Basta pegar este conteúdo.</text:p>
      <text:p text:style-name="Text_20_body"><text:a xlink:type="simple" xlink:href="https://git.samba.org/samba.git/?p=samba.git;a=blob_plain;f=examples/smb.conf.default;hb=HEAD" text:style-name="Internet_20_link" text:visited-style-name="Visited_20_Internet_20_Link"><text:span text:style-name="Internet_20_link">https://git.samba.org/samba.git/?p=samba.git;a=blob_plain;f=examples/smb.conf.default;hb=HEAD</text:span></text:a></text:p>
      <text:p text:style-name="Text_20_body">e coloque o arquivo em <text:span text:style-name="T11">/etc/samba/smb.conf</text:span></text:p>
      <text:p text:style-name="Text_20_body">Crie o grupo <text:span text:style-name="T11">sambashare</text:span> para hospedar os usuários...</text:p>
      <text:p text:style-name="Text_20_body"><text:span text:style-name="T9">$ </text:span><text:span text:style-name="T11">sudo groupadd -r sambashare</text:span></text:p>
      <text:p text:style-name="Text_20_body">Crie um diretório/pasta <text:span text:style-name="T11">usershares</text:span> para compartilhamentos com os usuários...</text:p>
      <text:p text:style-name="Text_20_body"><text:span text:style-name="T9">$ </text:span><text:span text:style-name="T11">sudo mkdir -p /var/lib/samba/usershares</text:span></text:p>
      <text:p text:style-name="Text_20_body"><text:span text:style-name="T12">Alterar o proprietário do diretório/ </text:span><text:bookmark-start text:name="__DdeLink__405_12982213001"/><text:span text:style-name="T13">usershares</text:span><text:bookmark-end text:name="__DdeLink__405_12982213001"/><text:span text:style-name="T12"> para </text:span><text:span text:style-name="T13">root</text:span><text:span text:style-name="T12"> e o grupo para </text:span><text:span text:style-name="T13">sambashare</text:span><text:span text:style-name="T14">...</text:span></text:p>
      <text:p text:style-name="Text_20_body"><text:span text:style-name="T9">$ </text:span><text:span text:style-name="T11">sudo chown root:sambashare /var/lib/samba/usershares</text:span></text:p>
      <text:p text:style-name="P2"><text:bookmark text:name="__DdeLink__541_31544310181"/><text:soft-page-break/><text:span text:style-name="T16">Altere as permissões do diretório </text:span><text:span text:style-name="T17">usershares</text:span><text:span text:style-name="T15"> </text:span><text:span text:style-name="T16">para que os usuários do grupo </text:span><text:span text:style-name="T17">sambashare </text:span><text:span text:style-name="T16">possa ler, escrever e executar arquivos, mudando</text:span> o sticky bit na pasta <text:span text:style-name="T11">usershare</text:span>… impedindo os outros usuário de alterar, remover ou renomear compartilhamentos dos quais não são donos.</text:p>
      <text:p text:style-name="Text_20_body"><text:span text:style-name="T9">$ </text:span><text:span text:style-name="T11">sudo chmod 1770 /var/lib/samba/usershares</text:span></text:p>
      <text:p text:style-name="Text_20_body"><text:span text:style-name="T12">Checar permissões em octal: </text:span><text:span text:style-name="T9">$ </text:span><text:span text:style-name="T13">stat -c "%a %n" /var/lib/samba/usershares</text:span></text:p>
      <text:p text:style-name="Text_20_body">Verifique se o seu usuário está no banco de dados samba…</text:p>
      <text:p text:style-name="Text_20_body"><text:span text:style-name="T9">$ </text:span><text:span text:style-name="T11">sudo pdbedit -L -v</text:span></text:p>
      <text:p text:style-name="Text_20_body">Caso contrário, adicione seu usuário ao samba (crie uma nova senha de compartilhamento)…</text:p>
      <text:p text:style-name="Text_20_body"><text:span text:style-name="T9">$ </text:span><text:span text:style-name="T11">sudo smbpasswd -a </text:span><text:bookmark-start text:name="__DdeLink__529_3154431018"/><text:bookmark-start text:name="__DdeLink__526_3154431018"/><text:span text:style-name="T11">$USER</text:span><text:bookmark-end text:name="__DdeLink__529_3154431018"/><text:bookmark-end text:name="__DdeLink__526_3154431018"/><text:span text:style-name="T11"> <text:s/></text:span><text:span text:style-name="T18">(Se quiser remover o usuário, basta trocar o parâmetro "-a" por "-x")</text:span></text:p>
      <text:p text:style-name="Text_20_body">Se você preferir usar <text:span text:style-name="T11">tdbsam </text:span>em vez de smbpasswd:</text:p>
      <text:p text:style-name="Text_20_body"><text:span text:style-name="T9">$ </text:span><text:span text:style-name="T11">sudo pdbedit -a -u </text:span><text:bookmark-start text:name="__DdeLink__526_31544310181"/><text:span text:style-name="T11">$USER</text:span><text:bookmark-end text:name="__DdeLink__526_31544310181"/></text:p>
      <text:p text:style-name="Text_20_body">Em seguida, adicione seu usuário ao grupo sambashare:</text:p>
      <text:p text:style-name="Text_20_body"><text:span text:style-name="T9">$ </text:span><text:span text:style-name="T11">sudo gpasswd -a </text:span><text:bookmark-start text:name="__DdeLink__526_31544310182"/><text:span text:style-name="T11">$USER</text:span><text:bookmark-end text:name="__DdeLink__526_31544310182"/><text:span text:style-name="T11"> sambashare</text:span></text:p>
      <text:p text:style-name="Text_20_body">Editar smb.conf…</text:p>
      <text:p text:style-name="Text_20_body"><text:span text:style-name="T9">$ </text:span><text:span text:style-name="T11">sudo gedit /etc/samba/smb.conf</text:span></text:p>
      <text:p text:style-name="Text_20_body">Use qualquer editor que desejar em vez do gedit. nano será fácil de usar e roda dentro do terminal.</text:p>
      <text:p text:style-name="Text_20_body">descomente a seguinte linha no arquivo <text:span text:style-name="T11">/etc/samba/smb.conf </text:span>na seção de configurações <text:span text:style-name="T11">[global]</text:span> …</text:p>
      <text:p text:style-name="P28">include = /etc/samba/smb.conf</text:p>
      <text:p text:style-name="Text_20_body">Se você estiver usando tdbsam em vez de smbpasswd, descomente a linha no arquivo <text:span text:style-name="T11">/etc/samba/smb.conf</text:span> na seção de configurações <text:span text:style-name="T11">[global]</text:span> …</text:p>
      <text:p text:style-name="P28">passdb backend = tdbsam</text:p>
      <text:p text:style-name="P28"/>
      <text:p text:style-name="P32">Antes de mais nada, vamos fazer um back-up do arquivo:</text:p>
      <text:p text:style-name="Text_20_body"><text:span text:style-name="T9">$ </text:span><text:span text:style-name="T11">sudo cp /etc/samba/smb.conf /etc/samba/smb.conf.bkp</text:span></text:p>
      <text:p text:style-name="P32">É possível verificar se a configuração de seu smb.conf está correta, com o comando:</text:p>
      <text:p text:style-name="Text_20_body"><text:span text:style-name="T9">$ </text:span><text:span text:style-name="T11">testparm</text:span></text:p>
      <text:p text:style-name="Text_20_body">No arquivo <text:span text:style-name="T11">/etc/samba/smb.conf</text:span>, deve adicionar, junto com outras configurações em <text:span text:style-name="T11">[ GLOBAL ]</text:span> os parâmetros:</text:p>
      <text:p text:style-name="P33"/>
      <text:p text:style-name="P28">usershare path = /var/lib/samba/usershares</text:p>
      <text:p text:style-name="P28">usershare max shares = 100</text:p>
      <text:p text:style-name="P28"><text:soft-page-break/>usershare allow guests = yes</text:p>
      <text:p text:style-name="P28">usershare owner only = yes</text:p>
      <text:p text:style-name="P33"/>
      <text:p text:style-name="P28">INICIANDO:</text:p>
      <text:p text:style-name="Text_20_body">certifique-se de que os seguintes serviços estejam habilitados (para iniciar na inicialização):</text:p>
      <text:p text:style-name="Text_20_body"><text:span text:style-name="T9">$ </text:span><text:span text:style-name="T11">sudo systemctl enable –now samba smb nmb</text:span></text:p>
      <text:p text:style-name="Text_20_body"/>
      <text:p text:style-name="P28">FIREWALL:</text:p>
      <text:p text:style-name="Text_20_body">Se você usa um firewall (o que é recomendado!), você deve definir algumas portas abertas para permitir que o serviço Netbios (nmbd) alcance seu PC.</text:p>
      <text:p text:style-name="Text_20_body">Verifique se você tem o gufw instalado…</text:p>
      <text:p text:style-name="Text_20_body"><text:span text:style-name="T9">$ </text:span><text:span text:style-name="T11">pacman -Qs gufw</text:span></text:p>
      <text:p text:style-name="Text_20_body">Se não, instale-smbclient -L //127.0.0.1/sambashare -U $USERo...</text:p>
      <text:p text:style-name="Text_20_body"><text:span text:style-name="T9">$ </text:span><text:span text:style-name="T11">sudo pacman -S gufw</text:span></text:p>
      <text:p text:style-name="Text_20_body">Então habilite...</text:p>
      <text:p text:style-name="Text_20_body"><text:span text:style-name="T9">$ </text:span><text:span text:style-name="T11">sudo systemctl enable ufw</text:span></text:p>
      <text:p text:style-name="Text_20_body">Agora você deve habilitar o firewall seguindo as portas relacionadas ao serviço nmb :</text:p>
      <text:p text:style-name="P28">137/udp to everyone</text:p>
      <text:p text:style-name="P28">138/udp to everyone</text:p>
      <text:p text:style-name="Text_20_body">E seguintes portas relacionadas ao serviço smb:</text:p>
      <text:p text:style-name="P28">139/tcp para todos</text:p>
      <text:p text:style-name="P28">445/tcp para todos</text:p>
      <text:p text:style-name="P28">sudo ufw allow Samba</text:p>
      <text:p text:style-name="Text_20_body"><text:span text:style-name="T18">Para visualizar os detalhes sobre quais portas, protocolos, etc, estão definidos por um aplicativo, digite: </text:span><text:bookmark-start text:name="__DdeLink__1353_787318781"/><text:span text:style-name="T11">sudo ufw app info Samba</text:span><text:bookmark-end text:name="__DdeLink__1353_787318781"/></text:p>
      <text:p text:style-name="Text_20_body">E para maiores informações de status use:</text:p>
      <text:p text:style-name="P28"><text:bookmark-start text:name="__DdeLink__1355_787318781"/>sudo ufw status verbose<text:bookmark-end text:name="__DdeLink__1355_787318781"/></text:p>
      <text:p text:style-name="P34">Faça logout da sua sessão Plasma e volte, depois faça o teste, se tudo ocorreu bem:</text:p>
      <text:p text:style-name="P3"><text:span text:style-name="T9">$ smbclient -L //127.0.0.1/sambashare -U $USER</text:span></text:p>
      <text:p text:style-name="P3"><text:span text:style-name="T10">Compartilhamento via CLI:</text:span><text:span text:style-name="T9"> </text:span><text:span text:style-name="T9">net usershare add --long Melodias ~/Música "Testando" "Everyone:F" guest_ok=n</text:span></text:p>
      <text:p text:style-name="P29"><text:soft-page-break/>COMPARTILHAMENTO MANUAL DE UMA PASTA ESPECIFICA</text:p>
      <text:p text:style-name="Text_20_body"/>
      <text:p text:style-name="Text_20_body"><text:span text:style-name="T8">Abra o arquivo </text:span><text:span text:style-name="T9">smb.conf</text:span><text:span text:style-name="T8"> troque o grupo de acordo com abaixo (linha 26):</text:span></text:p>
      <text:p text:style-name="P13"># workgroup = NT-Domain-Name or Workgroup-Name, eg: MIDEARTH</text:p>
      <text:p text:style-name="P3"><text:span text:style-name="T9"><text:s text:c="3"/>workgroup = </text:span><text:bookmark-start text:name="__DdeLink__373_1909717697"/><text:span text:style-name="T9">WORKGROUP</text:span><text:bookmark-end text:name="__DdeLink__373_1909717697"/></text:p>
      <text:p text:style-name="Text_20_body"><text:span text:style-name="T8">No final do arquivo </text:span><text:span text:style-name="T9">smb.conf</text:span><text:span text:style-name="T8"> coloque o seguinte conteúdo:</text:span></text:p>
      <text:p text:style-name="P14"><text:bookmark-start text:name="__DdeLink__1_16981235"/>[sambashare]</text:p>
      <text:p text:style-name="P14">comment = My Samba Share</text:p>
      <text:p text:style-name="P14">path = /samba</text:p>
      <text:p text:style-name="P14">writable = yes</text:p>
      <text:p text:style-name="P14"><text:bookmark-start text:name="__DdeLink__508_3370826618"/>browsable = yes<text:bookmark-end text:name="__DdeLink__508_3370826618"/></text:p>
      <text:p text:style-name="P14"><text:bookmark-start text:name="__DdeLink__512_3370826618"/><text:bookmark-start text:name="__DdeLink__516_3370826618"/>create mask = 0700</text:p>
      <text:p text:style-name="P14">directory mask = 0700<text:bookmark-end text:name="__DdeLink__512_3370826618"/><text:bookmark-end text:name="__DdeLink__516_3370826618"/></text:p>
      <text:p text:style-name="P14"><text:bookmark-start text:name="__DdeLink__510_3370826618"/>read only = no<text:bookmark-end text:name="__DdeLink__510_3370826618"/></text:p>
      <text:p text:style-name="P15">guest ok = no<text:bookmark-end text:name="__DdeLink__1_16981235"/></text:p>
      <text:p text:style-name="P3"><text:span text:style-name="T10">Sempre que você modificar este arquivo você deve executar o comando "</text:span><text:span text:style-name="T9">testparm</text:span><text:span text:style-name="T10">" para verificar se você não cometeu nenhum erro sintático básico.</text:span></text:p>
      <text:p text:style-name="P16">Para salvar essas alterações, reinicie o serviço digitando o seguinte:</text:p>
      <text:p text:style-name="P15">$ systemctl restart smb nmb</text:p>
      <text:p text:style-name="P34">Cria o grupo sambausers e adicione seu usuario ao grupo:</text:p>
      <text:p text:style-name="P3"><text:span text:style-name="T9">$ </text:span><text:bookmark-start text:name="__DdeLink__3_16981235"/><text:span text:style-name="T9">sudo groupadd -r </text:span><text:bookmark-end text:name="__DdeLink__3_16981235"/><text:span text:style-name="T9">sambausers</text:span></text:p>
      <text:p text:style-name="P3"><text:span text:style-name="T9">$ </text:span><text:bookmark-start text:name="__DdeLink__5_16981235"/><text:span text:style-name="T9">sudo usermod -aG </text:span><text:bookmark-end text:name="__DdeLink__5_16981235"/><text:span text:style-name="T9">sambausers $USER</text:span></text:p>
      <text:p text:style-name="P34">Verifique se está tudo ok com esse comando:</text:p>
      <text:p text:style-name="P15">$ groups $USER</text:p>
      <text:p text:style-name="P34">Crie uma senha para o samba ( a senha do samba é diferente do seu usuário linux):</text:p>
      <text:p text:style-name="P3"><text:span text:style-name="T9">$ </text:span><text:bookmark-start text:name="__DdeLink__7_16981235"/><text:bookmark-start text:name="__DdeLink__367_1909717697"/><text:span text:style-name="T9">sudo smbpasswd -a $USER</text:span><text:bookmark-end text:name="__DdeLink__7_16981235"/><text:bookmark-end text:name="__DdeLink__367_1909717697"/></text:p>
      <text:p text:style-name="P34">Agora vamos criar o diretório samba e aplicar as permissões necessárias:</text:p>
      <text:p text:style-name="Preformatted_20_Text"><text:span text:style-name="T9">$ </text:span><text:bookmark-start text:name="__DdeLink__9_16981235"/><text:span text:style-name="T9">sudo mkdir /samba</text:span><text:bookmark-end text:name="__DdeLink__9_16981235"/></text:p>
      <text:p text:style-name="Preformatted_20_Text"><text:span text:style-name="T9">$ </text:span><text:bookmark-start text:name="__DdeLink__11_16981235"/><text:bookmark-start text:name="__DdeLink__524_546935924"/><text:bookmark-start text:name="__DdeLink__348_3108972836"/><text:span text:style-name="T9">sudo chown -R :</text:span><text:bookmark-end text:name="__DdeLink__348_3108972836"/><text:span text:style-name="T9">sambausers /samba</text:span><text:bookmark-end text:name="__DdeLink__11_16981235"/><text:bookmark-end text:name="__DdeLink__524_546935924"/></text:p>
      <text:p text:style-name="P3"><text:span text:style-name="T9">$ </text:span><text:bookmark-start text:name="__DdeLink__13_16981235"/><text:bookmark-start text:name="__DdeLink__350_3108972836"/><text:span text:style-name="T9">sudo chmod 1770</text:span><text:bookmark-end text:name="__DdeLink__350_3108972836"/><text:span text:style-name="T9"> /samba</text:span><text:bookmark-end text:name="__DdeLink__13_16981235"/></text:p>
      <text:p text:style-name="P29"><text:soft-page-break/>COMPARTILHANDO TODA HOME DE UM USUÁRIO</text:p>
      <text:p text:style-name="P28"/>
      <text:p text:style-name="Text_20_body">Para realizar as alterações abra o arquivo de configurações do Samba.</text:p>
      <text:p text:style-name="Text_20_body"><text:span text:style-name="T9">$ </text:span><text:span text:style-name="T11">sudo nano /etc/samba/smb.conf</text:span></text:p>
      <text:p text:style-name="Text_20_body"/>
      <text:p text:style-name="P31">[Home]</text:p>
      <text:p text:style-name="P31">comment = smb share</text:p>
      <text:p text:style-name="P30">path = /home/sidiclei</text:p>
      <text:p text:style-name="P30">public = no</text:p>
      <text:p text:style-name="P30">writeable = yes</text:p>
      <text:p text:style-name="P30">printable = no</text:p>
      <text:p text:style-name="P30"><text:span text:style-name="T30">##</text:span>guest ok = yes</text:p>
      <text:p text:style-name="Text_20_body"/>
      <text:p text:style-name="Text_20_body">Sempre que você modificar este arquivo você deve executar o comando "<text:span text:style-name="T11">testparm</text:span>" para verificar se você não cometeu nenhum erro sintático básico.</text:p>
      <text:p text:style-name="Text_20_body">Para salvar essas alterações, reinicie o serviço digitando o seguinte:</text:p>
      <text:p text:style-name="Text_20_body"><text:span text:style-name="T9">$ </text:span><text:span text:style-name="T11">systemctl restart smb nmb</text:span></text:p>
      <text:p text:style-name="Text_20_body"><text:span text:style-name="Source_20_Text"><text:span text:style-name="T11"/></text:span></text:p>
      <text:p text:style-name="Text_20_body">Cliente WINDOWS:</text:p>
      <text:p text:style-name="Text_20_body">Menu Iniciar &gt; Executar e escrever \\IP_do_Ubuntu (ex. <text:span text:style-name="T11">\\192.168.1.90</text:span>)</text:p>
      <text:p text:style-name="Text_20_body"/>
      <text:p text:style-name="Text_20_body">Cliente LINUX:</text:p>
      <text:p text:style-name="Text_20_body">Usando os IPs no Linux, no gerenciador de arquivos digite a sintaxe.</text:p>
      <text:p text:style-name="Text_20_body">smb://Endereço IP do Windows como no exemplo.</text:p>
      <text:p text:style-name="P28">smb://192.168.15.2</text:p>
      <text:p text:style-name="Text_20_body"/>
      <text:p text:style-name="Text_20_body"/>
      <text:p text:style-name="Text_20_body"/>
      <text:p text:style-name="Text_20_body"/>
      <text:p text:style-name="Text_20_body"/>
      <text:list text:style-name="WWNum2">
        <text:list-item>
          <text:p text:style-name="P10"><text:bookmark text:name="how-to-startstop-samba"/><text:soft-page-break/>Como iniciar/parar o Samba</text:p>
        </text:list-item>
      </text:list>
      <text:p text:style-name="P35">Observe que o Samba NÃO é executado na inicialização do sistema por padrão. Ele precisa ser iniciado/configurado manualmente para iniciar automaticamente:</text:p>
      <text:p text:style-name="P17"># Start Samba manually</text:p>
      <text:p text:style-name="P20">sudo systemctl start smb</text:p>
      <text:p text:style-name="P7"/>
      <text:p text:style-name="P18"># Configure Samba to start automatically on each boot and immediately start the service</text:p>
      <text:p text:style-name="P7"><text:span text:style-name="T21">sudo systemctl </text:span><text:span text:style-name="T24">enable</text:span><text:span text:style-name="T21"> --now smb</text:span></text:p>
      <text:p text:style-name="P7"/>
      <text:p text:style-name="P18"># Check whether Samba is running</text:p>
      <text:p text:style-name="P20">sudo systemctl status smb</text:p>
      <text:p text:style-name="P7"/>
      <text:p text:style-name="P18"># Restart Samba manually</text:p>
      <text:p text:style-name="P20">sudo systemctl restart smb</text:p>
      <text:p text:style-name="P7"/>
      <text:p text:style-name="P18"># Stop Samba manually</text:p>
      <text:p text:style-name="P20">sudo systemctl stop smb</text:p>
      <text:p text:style-name="P7"/>
      <text:p text:style-name="P18"># Configure Samba to not start automatically on each boot and immediately stop the service</text:p>
      <text:p text:style-name="P4"><text:span text:style-name="T21">sudo systemctl </text:span><text:span text:style-name="T24">disable</text:span><text:span text:style-name="T21"> --now smb</text:span></text:p>
      <text:list text:style-name="WWNum3">
        <text:list-item>
          <text:p text:style-name="P11"/>
        </text:list-item>
        <text:list-item>
          <text:p text:style-name="P11"><text:bookmark text:name="cli---using-the-net-usershare-command"/>CLI - usando o comando net usershare</text:p>
        </text:list-item>
      </text:list>
      <text:p text:style-name="P6"><text:span text:style-name="T19">Extraído da </text:span><text:span text:style-name="T20">man smb.conf</text:span><text:span text:style-name="T19">página do manual:</text:span></text:p>
      <text:p text:style-name="P22">net usershare add sharename path [comment] [acl] [guest_ok=[y|n]]</text:p>
      <text:p text:style-name="P8"><text:span text:style-name="T23"><text:s text:c="4"/></text:span><text:span text:style-name="T22">To create </text:span><text:span text:style-name="T25">or</text:span><text:span text:style-name="T22"> modify (overwrite) a user </text:span><text:span text:style-name="T25">defined</text:span><text:span text:style-name="T22"> share.</text:span></text:p>
      <text:p text:style-name="P8"/>
      <text:p text:style-name="P23">net usershare delete sharename</text:p>
      <text:p text:style-name="P8"><text:span text:style-name="T23"><text:s text:c="4"/></text:span><text:span text:style-name="T22">To delete a user </text:span><text:span text:style-name="T25">defined</text:span><text:span text:style-name="T22"> share.</text:span></text:p>
      <text:p text:style-name="P8"/>
      <text:p text:style-name="P23">net usershare list wildcard-sharename</text:p>
      <text:p text:style-name="P8"><text:span text:style-name="T23"><text:s text:c="4"/></text:span><text:span text:style-name="T22">To list user </text:span><text:span text:style-name="T25">defined</text:span><text:span text:style-name="T22"> shares.</text:span></text:p>
      <text:p text:style-name="P8"/>
      <text:p text:style-name="P23">net usershare info wildcard-sharename</text:p>
      <text:p text:style-name="P5"><text:span text:style-name="T23"><text:s text:c="4"/></text:span><text:span text:style-name="T22">To print information about user </text:span><text:span text:style-name="T25">defined</text:span><text:span text:style-name="T22"> shares.</text:span></text:p>
      <text:p text:style-name="Text_20_body"/>
      <text:list text:style-name="WWNum4">
        <text:list-item>
          <text:p text:style-name="P9"><text:bookmark text:name="managing-samba-authentication-for-named-users"/>Gerenciando a autenticação do Samba para usuários nomeados</text:p>
        </text:list-item>
      </text:list>
      <text:p text:style-name="P6"><text:soft-page-break/><text:span text:style-name="T19">Caso o usuário </text:span><text:span text:style-name="T20">some_user </text:span><text:span text:style-name="T19">deseje acessar, por exemplo, o diretório $HOME via Samba, é necessário habilitar a </text:span><text:span text:style-name="T20">some_user</text:span><text:span text:style-name="T19">conta Samba.</text:span></text:p>
      <text:p text:style-name="P6"><text:span text:style-name="T19">Observe que a </text:span><text:span text:style-name="T20">some_user</text:span><text:span text:style-name="T19">conta do Samba é separada da </text:span><text:span text:style-name="T20">some_user</text:span><text:span text:style-name="T19">conta de usuário do Linux, mas elas compartilham o mesmo diretório $HOME.</text:span></text:p>
      <text:p text:style-name="P17"># Add the some_user account to the Samba login db</text:p>
      <text:p text:style-name="P20">sudo smbpasswd -a some_user</text:p>
      <text:p text:style-name="P7"/>
      <text:p text:style-name="P18"># Enable the some_user account in the Samba login db</text:p>
      <text:p text:style-name="P20">sudo smbpasswd -e some_user</text:p>
      <text:p text:style-name="P7"/>
      <text:p text:style-name="P18"># Try to log in to a running Samba instance as some_user and list shares</text:p>
      <text:p text:style-name="P20">smbclient -U some_user -L localhost</text:p>
      <text:p text:style-name="P7"/>
      <text:p text:style-name="P18"># Disable the some_user account in the Samba login db</text:p>
      <text:p text:style-name="P20">sudo smbpasswd -d some_user</text:p>
      <text:p text:style-name="P7"/>
      <text:p text:style-name="P18"># Remove the some_user account from the Samba login db</text:p>
      <text:p text:style-name="P21">sudo smbpasswd -x some_user</text:p>
      <text:p text:style-name="P6"><text:span text:style-name="T19">Veja </text:span><text:span text:style-name="T20">man smbpasswd </text:span><text:span text:style-name="T19">para mais detalhes.</text:span></text:p>
      <text:p text:style-name="Text_20_body"/>
      <text:list text:style-name="WWNum1">
        <text:list-item>
          <text:list>
            <text:list-item>
              <text:list>
                <text:list-item>
                  <text:p text:style-name="P12"><text:bookmark text:name="example----anonymous-read-write-share-outside-of-home"/>Exemplo – compartilhamento anônimo de leitura e gravação fora de $HOME</text:p>
                </text:list-item>
              </text:list>
            </text:list-item>
          </text:list>
        </text:list-item>
      </text:list>
      <text:p text:style-name="P17"># Contents of /etc/samba/smb.conf:</text:p>
      <text:p text:style-name="P18">#</text:p>
      <text:p text:style-name="P18"># If /etc/samba/smb.conf exists, it is automatically loaded by the Solus-</text:p>
      <text:p text:style-name="P18"># controlled default config residing in /usr/share/defaults/samba/smb.conf </text:p>
      <text:p text:style-name="P18"># </text:p>
      <text:p text:style-name="P18"># The following configuration creates a "//servername/someshare" share where</text:p>
      <text:p text:style-name="P18"># anonymous users have read and write access.</text:p>
      <text:p text:style-name="P18">#</text:p>
      <text:p text:style-name="P18"># ';' also denotes a comment (typically used for configuration parameters)</text:p>
      <text:p text:style-name="P18">#</text:p>
      <text:p text:style-name="P24">[someshare]</text:p>
      <text:p text:style-name="P7"><text:span text:style-name="T26">path</text:span><text:span text:style-name="T21"> </text:span><text:span text:style-name="T27">=</text:span><text:span text:style-name="T21"> </text:span><text:span text:style-name="T28">/mnt/someshare</text:span></text:p>
      <text:p text:style-name="P18"># allow anonymous access</text:p>
      <text:p text:style-name="P7"><text:span text:style-name="T29">guest ok</text:span><text:span text:style-name="T21"> </text:span><text:span text:style-name="T27">=</text:span><text:span text:style-name="T21"> </text:span><text:span text:style-name="T28">Yes</text:span></text:p>
      <text:p text:style-name="P18"># ONLY allow anonymous access (don't allow both guest and system user access)</text:p>
      <text:p text:style-name="P18">;guest only = Yes</text:p>
      <text:p text:style-name="P18"># allow write access</text:p>
      <text:p text:style-name="P7"><text:soft-page-break/><text:span text:style-name="T29">read only</text:span><text:span text:style-name="T21"> </text:span><text:span text:style-name="T27">=</text:span><text:span text:style-name="T21"> </text:span><text:span text:style-name="T28">No</text:span></text:p>
      <text:p text:style-name="P18"># This is an example of how to limit access to the share to known IPs</text:p>
      <text:p text:style-name="P18">;hosts deny = ALL</text:p>
      <text:p text:style-name="P18">;hosts allow = 127.0.0.1 192.168.1.0/24</text:p>
      <text:p text:style-name="P19"># share config end <text:s text:c="2"/></text:p>
      <text:p text:style-name="P6"><text:span text:style-name="T19">No exemplo acima, assume-se que o usuário escolheu um método adequado para tornar </text:span><text:span text:style-name="T20">/mnt/someshare</text:span><text:span text:style-name="T19">gravável por usuários convidados.</text:span></text:p>
      <text:p text:style-name="P6"><text:span text:style-name="T19">Depois de adicionar uma </text:span><text:span text:style-name="T20">[someshare]</text:span><text:span text:style-name="T19">seção como no exemplo acima, execute </text:span><text:span text:style-name="T20">sudo testparm</text:span><text:span text:style-name="T19">para verificar se o compartilhamento recém-incluído não contém erros de sintaxe. Confira </text:span><text:span text:style-name="T20">man testparm</text:span><text:span text:style-name="T19">mais informações sobre o utilitário testparm .</text:span></text:p>
      <text:p text:style-name="P6"><text:span text:style-name="T19">Se o testparm não detectar nenhum problema, reinicie o Samba com </text:span><text:span text:style-name="T20">sudo systemctl restart smb</text:span><text:span text:style-name="T19">, que ativará a nova configuração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tinus Serif" svg:font-family="'Libertinus Serif'"/>
    <style:font-face style:name="Lucida Sans" svg:font-family="'Lucida Sans'"/>
    <style:font-face style:name="Microsoft YaHei" svg:font-family="'Microsoft YaHei'"/>
    <style:font-face style:name="NSimSun" svg:font-family="NSimSun"/>
    <style:font-face style:name="OpenSymbol" svg:font-family="OpenSymbol" style:font-charset="x-symbol"/>
    <style:font-face style:name="Roboto" svg:font-family="Roboto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font-name-asian="Arial" style:font-size-asian="12pt" style:language-asian="none" style:country-asian="none" style:font-name-complex="Arial" style:font-size-complex="12pt" style:language-complex="none" style:country-complex="none"/>
    </style:default-style>
    <style:default-style style:family="paragraph">
      <style:paragraph-properties fo:margin-top="0cm" fo:margin-bottom="0.353cm" style:contextual-spacing="false" fo:line-height="115%" style:text-autospace="ideograph-alpha" style:punctuation-wrap="hanging" style:line-break="strict" style:tab-stop-distance="1.251cm" style:writing-mode="page"/>
      <style:text-properties fo:color="#000000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paragraph-properties fo:margin-top="0cm" fo:margin-bottom="0.353cm" style:contextual-spacing="false" fo:line-height="115%"/>
      <style:text-properties fo:color="#000000" loext:opacity="100%" style:font-name="Liberation Serif" fo:font-family="'Liberation Serif'" fo:font-size="12pt" fo:language="pt" fo:country="BR" style:font-name-asian="NSimSun" style:font-family-asian="NSimSun" style:font-name-complex="Lucida Sans" style:font-family-complex="'Lucida Sans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asian="Microsoft YaHei" style:font-family-asian="'Microsoft YaHei'" style:font-name-complex="Lucida Sans" style:font-family-complex="'Lucida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847cm" fo:margin-bottom="0.353cm" style:contextual-spacing="false"/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style:contextual-spacing="false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.353cm" style:contextual-spacing="false" fo:text-indent="0cm" style:auto-text-indent="fals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name-complex="Lucida Sans" style:font-family-complex="'Lucida Sans'"/>
    </style:style>
    <style:style style:name="Index" style:family="paragraph" style:parent-style-name="Standard" style:class="index">
      <style:text-properties style:font-name-complex="Lucida Sans" style:font-family-complex="'Lucida Sans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fo:font-size="10pt" style:font-name-asian="NSimSun" style:font-family-asian="NSimSun" style:font-name-complex="Liberation Mono" style:font-family-complex="'Liberation Mono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asian="NSimSun" style:font-family-asian="NSimSun" style:font-name-complex="Lucida Sans" style:font-family-complex="'Lucida Sans'"/>
    </style:style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asian="NSimSun" style:font-family-asian="NSimSun" style:font-name-complex="Lucida Sans" style:font-family-complex="'Lucida Sans'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/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/>
    <style:style style:name="Source_20_Text" style:display-name="Source Text" style:family="text">
      <style:text-properties style:font-name="Liberation Mono" fo:font-family="'Liberation Mono'" style:font-name-asian="NSimSun" style:font-family-asian="NSimSun" style:font-name-complex="Liberation Mono" style:font-family-complex="'Liberation Mono'"/>
    </style:style>
    <style:style style:name="Emphasis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T1" style:family="text">
      <style:text-properties style:font-name="StarSymbol" fo:font-family="StarSymbol" style:font-name-asian="StarSymbol" style:font-family-asian="StarSymbol" style:font-name-complex="StarSymbol" style:font-family-complex="StarSymbol"/>
    </style:style>
    <style:style style:name="T2" style:family="text">
      <style:text-properties style:font-name="StarSymbol" fo:font-family="StarSymbol" style:font-name-asian="StarSymbol" style:font-family-asian="StarSymbol" style:font-name-complex="StarSymbol" style:font-family-complex="StarSymbol"/>
    </style:style>
    <style:style style:name="T3" style:family="text">
      <style:text-properties style:font-name="StarSymbol" fo:font-family="StarSymbol" style:font-name-asian="StarSymbol" style:font-family-asian="StarSymbol" style:font-name-complex="StarSymbol" style:font-family-complex="StarSymbol"/>
    </style:style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2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3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meta:initial-creator/>
    <meta:creation-date/>
    <meta:editing-cycles>2</meta:editing-cycles>
    <meta:editing-duration>PT5M13S</meta:editing-duration>
    <dc:date>2022-11-10T17:13:17.831192707</dc:date>
    <meta:document-statistic meta:table-count="0" meta:image-count="0" meta:object-count="0" meta:page-count="9" meta:paragraph-count="188" meta:word-count="1465" meta:character-count="9398" meta:non-whitespace-character-count="8041"/>
  </office:meta>
</office:document-meta>
</file>